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color="#FF0000" fo:font-size="16pt" style:font-size-asian="16pt" style:font-size-complex="16pt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Blocchi mancanti</text:p>
      <text:p text:style-name="P2">SOTA Requirements – Descrizione</text:p>
      <text:p text:style-name="P3">SOTA Requirements – Motivazione</text:p>
      <text:p text:style-name="P4">Requisiti non funzionali – Motivazione</text:p>
      <text:p text:style-name="P5">Requisiti funzionali<text:s/>–<text:s/>Descrizione</text:p>
      <text:p text:style-name="Normal"><text:span text:style-name="T6">Scenari - Criticità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3-12-04T08:43:00Z</meta:creation-date>
    <dc:date>2023-12-04T08:56:00Z</dc:date>
    <meta:template xlink:href="Normal.dotm" xlink:type="simple"/>
    <meta:editing-cycles>1</meta:editing-cycles>
    <meta:editing-duration>PT420S</meta:editing-duration>
    <meta:document-statistic meta:page-count="1" meta:paragraph-count="1" meta:word-count="26" meta:character-count="174" meta:row-count="1" meta:non-whitespace-character-count="149"/>
  </office:meta>
</office:document-meta>
</file>